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F000001394FAD21BF.png" manifest:media-type="image/png"/>
  <manifest:file-entry manifest:full-path="Pictures/10000000000003220000013DD8E33E7B.png" manifest:media-type="image/png"/>
  <manifest:file-entry manifest:full-path="Pictures/10000000000002380000010E4A240E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6.719cm" draw:z-index="0"><draw:image xlink:href="Pictures/10000000000003220000013DD8E33E7B.png" xlink:type="simple" xlink:show="embed" xlink:actuate="onLoad"/></draw:frame><draw:frame draw:style-name="fr2" draw:name="graphics2" text:anchor-type="paragraph" svg:x="0.974cm" svg:y="8.202cm" svg:width="14.367cm" svg:height="8.281cm" draw:z-index="1"><draw:image xlink:href="Pictures/100000000000021F000001394FAD21BF.png" xlink:type="simple" xlink:show="embed" xlink:actuate="onLoad"/></draw:frame><draw:frame draw:style-name="fr2" draw:name="graphics3" text:anchor-type="paragraph" svg:x="1.118cm" svg:y="17.328cm" svg:width="15.028cm" svg:height="7.144cm" draw:z-index="2"><draw:image xlink:href="Pictures/10000000000002380000010E4A240E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</meta:initial-creator>
    <meta:creation-date>2016-09-28T00:16:48</meta:creation-date>
    <dc:date>2016-09-28T00:21:01</dc:date>
    <dc:creator>Antonio </dc:creator>
    <meta:editing-duration>P0D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